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usz2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table:style-name="ce1"/>
          <table:table-cell table:style-name="Default"/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rkusz3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usz4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usz5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table:style-name="ce1"/>
          <table:table-cell table:style-name="Default"/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rkusz6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usz7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usz8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ce1"/>
          <table:table-cell table:style-name="Default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grhh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545" calcext:value-type="float">
            <text:p>454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gbyjuki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7878i7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0T14:04:39.896000000</dc:date>
    <meta:editing-duration>PT1H14M36S</meta:editing-duration>
    <meta:editing-cycles>3</meta:editing-cycles>
    <meta:generator>LibreOffice/7.4.0.3$Windows_X86_64 LibreOffice_project/f85e47c08ddd19c015c0114a68350214f7066f5a</meta:generator>
    <meta:document-statistic meta:table-count="8" meta:cell-count="20" meta:object-count="0"/>
  </office:meta>
</office:document-meta>
</file>